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text:span>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text:span text:style-name="T1">MQTTEvent</text:span><text:span> Action.</text:span></text:p><text:p text:style-name="Standard"/>

            
                <text:list xml:id="list_MQTTConnect2" text:continue-numbering="true" text:continue-list="list_MQTT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hat will be used to establish a connection with the serv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Connect7" text:continue-numbering="true" text:continue-list="list_MQTT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Connect8" text:continue-numbering="true" text:continue-list="list_MQTT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Connect9" text:continue-numbering="true" text:continue-list="list_MQTT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Connect10" text:continue-numbering="true" text:continue-list="list_MQTT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Connect11" text:continue-numbering="true" text:continue-list="list_MQTT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Connect3" text:continue-numbering="true" text:continue-list="list_MQTTConnect2" text:style-name="Outline">
                    <text:list-item>
                        <text:list>
                            <text:list-item>
                                <text:h text:style-name="Heading_20_2" text:outline-level="2">Inputs</text:h>
                            </text:list-item>
                        </text:list>
                    </text:list-item>
                </text:list>

                
                            <text:list xml:id="list_MQTT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Connect4" text:continue-numbering="true" text:continue-list="list_MQTTConnect3" text:style-name="Outline">
                    <text:list-item>
                        <text:list>
                            <text:list-item>
                                <text:h text:style-name="Heading_20_2" text:outline-level="2">Outputs</text:h>
                            </text:list-item>
                        </text:list>
                    </text:list-item>
                </text:list>

                
                            <text:list xml:id="list_MQTT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establish a connection with the server.</text:span></text:p><text:p text:style-name="Standard"/>


            
                    <text:list xml:id="list_MQTTConnect5" text:continue-numbering="true" text:continue-list="list_MQTTConnect4" text:style-name="Outline">
                        <text:list-item>
                            <text:list>
                                <text:list-item>
                                    <text:h text:style-name="Heading_20_2" text:outline-level="2">Examples</text:h>
                                </text:list-item>
                            </text:list>
                        </text:list-item>
                    </text:list>
                    <text:p text:style-name="Standard"/>
                    <text:list xml:id="list_MQTT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